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05pt solid #000000"/>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padding="0.097cm" fo:border="0.05pt solid #000000"/>
    </style:style>
    <style:style style:name="P1" style:family="paragraph" style:parent-style-name="Quotations">
      <style:paragraph-properties fo:margin-left="0cm" fo:margin-right="0cm" fo:text-align="end" style:justify-single-word="false" fo:text-indent="0cm" style:auto-text-indent="false"/>
      <style:text-properties fo:font-size="11pt" officeooo:rsid="0001fd9f" officeooo:paragraph-rsid="00105a73" style:font-size-asian="11pt" style:font-size-complex="11pt"/>
    </style:style>
    <style:style style:name="P2" style:family="paragraph" style:parent-style-name="Standard">
      <style:paragraph-properties fo:margin-left="0cm" fo:margin-right="0cm" fo:text-align="justify" style:justify-single-word="false" fo:text-indent="0cm" style:auto-text-indent="false"/>
      <style:text-properties fo:font-size="11pt" officeooo:rsid="000d0f79" officeooo:paragraph-rsid="000d0f79" style:font-size-asian="11pt" style:font-size-complex="11pt"/>
    </style:style>
    <style:style style:name="P3" style:family="paragraph" style:parent-style-name="Standard">
      <style:paragraph-properties fo:margin-left="0cm" fo:margin-right="0cm" fo:text-align="end" style:justify-single-word="false" fo:text-indent="0cm" style:auto-text-indent="false"/>
      <style:text-properties fo:font-size="11pt" officeooo:rsid="000d0f79" officeooo:paragraph-rsid="000d0f79" style:font-size-asian="11pt" style:font-size-complex="11pt"/>
    </style:style>
    <style:style style:name="P4" style:family="paragraph" style:parent-style-name="Standard">
      <style:paragraph-properties fo:margin-left="0cm" fo:margin-right="0cm" fo:text-indent="0cm" style:auto-text-indent="false"/>
      <style:text-properties fo:font-size="11pt" officeooo:rsid="000d0f79" officeooo:paragraph-rsid="000d0f79" style:font-size-asian="11pt" style:font-size-complex="11pt"/>
    </style:style>
    <style:style style:name="P5" style:family="paragraph" style:parent-style-name="Standard">
      <style:paragraph-properties fo:margin-left="0cm" fo:margin-right="0cm" fo:text-align="end" style:justify-single-word="false" fo:text-indent="0cm" style:auto-text-indent="false"/>
      <style:text-properties fo:font-size="11pt" officeooo:rsid="000e6a3d" officeooo:paragraph-rsid="000e6a3d" style:font-size-asian="11pt" style:font-size-complex="11pt"/>
    </style:style>
    <style:style style:name="P6" style:family="paragraph" style:parent-style-name="Standard">
      <style:paragraph-properties fo:margin-left="1.251cm" fo:margin-right="0cm" fo:text-align="justify" style:justify-single-word="false" fo:text-indent="0cm" style:auto-text-indent="false"/>
      <style:text-properties fo:font-size="11pt" officeooo:paragraph-rsid="00105a73" style:font-size-asian="11pt" style:font-size-complex="11pt"/>
    </style:style>
    <style:style style:name="P7" style:family="paragraph" style:parent-style-name="Standard">
      <style:paragraph-properties fo:margin-left="0cm" fo:margin-right="0cm" fo:text-indent="0cm" style:auto-text-indent="false"/>
      <style:text-properties fo:font-size="11pt" fo:font-style="normal" officeooo:rsid="000d0f79" officeooo:paragraph-rsid="000d0f79" style:font-size-asian="11pt" style:font-style-asian="normal" style:font-size-complex="11pt" style:font-style-complex="normal"/>
    </style:style>
    <style:style style:name="P8" style:family="paragraph" style:parent-style-name="Standard">
      <style:text-properties officeooo:rsid="000b648f" officeooo:paragraph-rsid="000b648f"/>
    </style:style>
    <style:style style:name="P9" style:family="paragraph" style:parent-style-name="Standard">
      <style:text-properties fo:font-weight="bold" officeooo:rsid="000b648f" officeooo:paragraph-rsid="000b648f" style:font-weight-asian="bold" style:font-weight-complex="bold"/>
    </style:style>
    <style:style style:name="P10" style:family="paragraph" style:parent-style-name="Standard">
      <style:paragraph-properties fo:margin-left="0cm" fo:margin-right="0cm" fo:text-indent="0cm" style:auto-text-indent="false" fo:break-before="page"/>
      <style:text-properties fo:font-weight="bold" officeooo:rsid="000d0f79" officeooo:paragraph-rsid="000d0f79" style:font-weight-asian="bold" style:font-weight-complex="bold"/>
    </style:style>
    <style:style style:name="P11" style:family="paragraph" style:parent-style-name="Standard">
      <style:paragraph-properties fo:margin-left="0cm" fo:margin-right="0cm" fo:text-indent="0cm" style:auto-text-indent="false" fo:break-before="page"/>
      <style:text-properties fo:font-weight="bold" officeooo:rsid="00128922" officeooo:paragraph-rsid="00128922" style:font-weight-asian="bold" style:font-weight-complex="bold"/>
    </style:style>
    <style:style style:name="P12" style:family="paragraph" style:parent-style-name="Standard">
      <style:paragraph-properties fo:margin-left="1.251cm" fo:margin-right="0cm" fo:text-indent="0cm" style:auto-text-indent="false"/>
      <style:text-properties officeooo:rsid="000dce60" officeooo:paragraph-rsid="000bf2b4"/>
    </style:style>
    <style:style style:name="P13" style:family="paragraph" style:parent-style-name="Standard">
      <style:paragraph-properties fo:text-align="justify" style:justify-single-word="false"/>
      <style:text-properties officeooo:rsid="000dce60" officeooo:paragraph-rsid="000bf2b4"/>
    </style:style>
    <style:style style:name="P14" style:family="paragraph" style:parent-style-name="Standard">
      <style:paragraph-properties fo:margin-left="1.251cm" fo:margin-right="0cm" fo:text-align="justify" style:justify-single-word="false" fo:text-indent="0cm" style:auto-text-indent="false"/>
      <style:text-properties officeooo:rsid="000dce60" officeooo:paragraph-rsid="000bf2b4"/>
    </style:style>
    <style:style style:name="P15" style:family="paragraph" style:parent-style-name="Standard">
      <style:paragraph-properties fo:text-align="justify" style:justify-single-word="false"/>
      <style:text-properties officeooo:rsid="000ff0e3" officeooo:paragraph-rsid="000bf2b4"/>
    </style:style>
    <style:style style:name="P16" style:family="paragraph" style:parent-style-name="Standard">
      <style:paragraph-properties fo:margin-left="0cm" fo:margin-right="0cm" fo:text-indent="0cm" style:auto-text-indent="false"/>
      <style:text-properties officeooo:rsid="000bf2b4" officeooo:paragraph-rsid="000bf2b4"/>
    </style:style>
    <style:style style:name="P17" style:family="paragraph" style:parent-style-name="Standard">
      <style:paragraph-properties fo:margin-left="1.251cm" fo:margin-right="0cm" fo:text-indent="0cm" style:auto-text-indent="false"/>
      <style:text-properties officeooo:rsid="000bf2b4" officeooo:paragraph-rsid="000bf2b4"/>
    </style:style>
    <style:style style:name="P18" style:family="paragraph" style:parent-style-name="Standard">
      <style:paragraph-properties fo:text-align="center" style:justify-single-word="false"/>
      <style:text-properties fo:font-size="18pt" fo:font-weight="bold" officeooo:rsid="000b648f" officeooo:paragraph-rsid="000b648f" style:font-size-asian="18pt" style:font-weight-asian="bold" style:font-size-complex="18pt" style:font-weight-complex="bold"/>
    </style:style>
    <style:style style:name="P19" style:family="paragraph" style:parent-style-name="Standard">
      <style:paragraph-properties fo:margin-left="0cm" fo:margin-right="0cm" fo:text-indent="0cm" style:auto-text-indent="false"/>
      <style:text-properties officeooo:rsid="000d0f79" officeooo:paragraph-rsid="000d0f79"/>
    </style:style>
    <style:style style:name="P20" style:family="paragraph" style:parent-style-name="Standard">
      <style:paragraph-properties fo:margin-left="0cm" fo:margin-right="0cm" fo:text-indent="0cm" style:auto-text-indent="false"/>
      <style:text-properties officeooo:rsid="000e6a3d" officeooo:paragraph-rsid="000e6a3d"/>
    </style:style>
    <style:style style:name="P21" style:family="paragraph" style:parent-style-name="Standard">
      <style:paragraph-properties fo:margin-left="1.251cm" fo:margin-right="0cm" fo:text-indent="0cm" style:auto-text-indent="false"/>
      <style:text-properties officeooo:rsid="000e6a3d" officeooo:paragraph-rsid="000e6a3d"/>
    </style:style>
    <style:style style:name="P22" style:family="paragraph" style:parent-style-name="Standard">
      <style:paragraph-properties fo:margin-left="0cm" fo:margin-right="0cm" fo:text-indent="0cm" style:auto-text-indent="false"/>
      <style:text-properties officeooo:rsid="001008aa" officeooo:paragraph-rsid="001008aa"/>
    </style:style>
    <style:style style:name="P23" style:family="paragraph" style:parent-style-name="Standard">
      <style:paragraph-properties fo:margin-left="0cm" fo:margin-right="0cm" fo:text-indent="0cm" style:auto-text-indent="false"/>
      <style:text-properties officeooo:rsid="0012b291" officeooo:paragraph-rsid="00105a73"/>
    </style:style>
    <style:style style:name="P24" style:family="paragraph" style:parent-style-name="Standard">
      <style:paragraph-properties fo:margin-left="0cm" fo:margin-right="0cm" fo:text-indent="0cm" style:auto-text-indent="false"/>
      <style:text-properties officeooo:rsid="00105a73" officeooo:paragraph-rsid="00105a73"/>
    </style:style>
    <style:style style:name="P25" style:family="paragraph" style:parent-style-name="Standard">
      <style:paragraph-properties fo:margin-left="0cm" fo:margin-right="0cm" fo:text-align="justify" style:justify-single-word="false" fo:text-indent="0cm" style:auto-text-indent="false"/>
      <style:text-properties officeooo:rsid="00105a73" officeooo:paragraph-rsid="00105a73"/>
    </style:style>
    <style:style style:name="P26" style:family="paragraph" style:parent-style-name="Standard">
      <style:paragraph-properties fo:margin-left="0cm" fo:margin-right="0cm" fo:text-indent="0cm" style:auto-text-indent="false"/>
      <style:text-properties officeooo:rsid="00149394" officeooo:paragraph-rsid="00105a73"/>
    </style:style>
    <style:style style:name="P27" style:family="paragraph" style:parent-style-name="Standard">
      <style:paragraph-properties fo:margin-left="1.251cm" fo:margin-right="0cm" fo:text-indent="0cm" style:auto-text-indent="false"/>
      <style:text-properties officeooo:rsid="00149394" officeooo:paragraph-rsid="00105a73"/>
    </style:style>
    <style:style style:name="P28" style:family="paragraph" style:parent-style-name="Standard">
      <style:paragraph-properties fo:margin-left="0cm" fo:margin-right="0cm" fo:text-indent="0cm" style:auto-text-indent="false"/>
      <style:text-properties officeooo:rsid="0011d639" officeooo:paragraph-rsid="0011d639"/>
    </style:style>
    <style:style style:name="P29" style:family="paragraph" style:parent-style-name="Standard">
      <style:paragraph-properties fo:margin-left="1.251cm" fo:margin-right="0cm" fo:text-indent="0cm" style:auto-text-indent="false"/>
      <style:text-properties officeooo:rsid="0011d639" officeooo:paragraph-rsid="0011d639"/>
    </style:style>
    <style:style style:name="P30" style:family="paragraph" style:parent-style-name="Standard">
      <style:paragraph-properties fo:margin-left="0cm" fo:margin-right="0cm" fo:text-align="justify" style:justify-single-word="false" fo:text-indent="0cm" style:auto-text-indent="false"/>
      <style:text-properties officeooo:rsid="0011d639" officeooo:paragraph-rsid="0011d639"/>
    </style:style>
    <style:style style:name="P31" style:family="paragraph" style:parent-style-name="Standard">
      <style:paragraph-properties fo:margin-left="1.251cm" fo:margin-right="0cm" fo:text-indent="0cm" style:auto-text-indent="false"/>
    </style:style>
    <style:style style:name="P32" style:family="paragraph" style:parent-style-name="Standard">
      <style:paragraph-properties fo:margin-left="0cm" fo:margin-right="0cm" fo:text-indent="0cm" style:auto-text-indent="false"/>
    </style:style>
    <style:style style:name="P33" style:family="paragraph" style:parent-style-name="Standard">
      <style:paragraph-properties fo:margin-left="0cm" fo:margin-right="0cm" fo:text-indent="0cm" style:auto-text-indent="false"/>
      <style:text-properties officeooo:rsid="00128922" officeooo:paragraph-rsid="00128922"/>
    </style:style>
    <style:style style:name="P34" style:family="paragraph" style:parent-style-name="Standard">
      <style:paragraph-properties fo:margin-left="1.251cm" fo:margin-right="0cm" fo:text-indent="0cm" style:auto-text-indent="false"/>
      <style:text-properties fo:font-style="normal" officeooo:rsid="000bf2b4" officeooo:paragraph-rsid="000bf2b4" style:font-style-asian="normal" style:font-style-complex="normal"/>
    </style:style>
    <style:style style:name="P35" style:family="paragraph" style:parent-style-name="Standard">
      <style:paragraph-properties fo:margin-left="0cm" fo:margin-right="0cm" fo:text-indent="0cm" style:auto-text-indent="false"/>
      <style:text-properties fo:font-style="normal" officeooo:rsid="000d0f79" officeooo:paragraph-rsid="000d0f79" style:font-style-asian="normal" style:font-style-complex="normal"/>
    </style:style>
    <style:style style:name="P36" style:family="paragraph" style:parent-style-name="Standard">
      <style:paragraph-properties fo:margin-left="0cm" fo:margin-right="0cm" fo:text-indent="0cm" style:auto-text-indent="false"/>
      <style:text-properties fo:font-style="normal" officeooo:rsid="000e6a3d" officeooo:paragraph-rsid="000e6a3d" style:font-style-asian="normal" style:font-style-complex="normal"/>
    </style:style>
    <style:style style:name="P37" style:family="paragraph" style:parent-style-name="Standard">
      <style:paragraph-properties fo:margin-left="0cm" fo:margin-right="0cm" fo:text-indent="0cm" style:auto-text-indent="false"/>
      <style:text-properties fo:font-style="normal" officeooo:rsid="001166a7" officeooo:paragraph-rsid="000e6a3d" style:font-style-asian="normal" style:font-style-complex="normal"/>
    </style:style>
    <style:style style:name="P38" style:family="paragraph" style:parent-style-name="Standard">
      <style:paragraph-properties fo:margin-left="1.251cm" fo:margin-right="0cm" fo:text-indent="0cm" style:auto-text-indent="false"/>
      <style:text-properties fo:font-style="normal" officeooo:rsid="001166a7" officeooo:paragraph-rsid="000e6a3d" style:font-style-asian="normal" style:font-style-complex="normal"/>
    </style:style>
    <style:style style:name="P39" style:family="paragraph" style:parent-style-name="Standard">
      <style:paragraph-properties fo:margin-left="0cm" fo:margin-right="0cm" fo:text-indent="0cm" style:auto-text-indent="false"/>
      <style:text-properties fo:font-style="normal" officeooo:rsid="001166a7" officeooo:paragraph-rsid="00105a73" style:font-style-asian="normal" style:font-style-complex="normal"/>
    </style:style>
    <style:style style:name="P40" style:family="paragraph" style:parent-style-name="Standard">
      <style:paragraph-properties fo:margin-left="0cm" fo:margin-right="0cm" fo:text-indent="0cm" style:auto-text-indent="false"/>
      <style:text-properties fo:font-style="normal" officeooo:rsid="001008aa" officeooo:paragraph-rsid="001008aa" style:font-style-asian="normal" style:font-style-complex="normal"/>
    </style:style>
    <style:style style:name="P41" style:family="paragraph" style:parent-style-name="Standard">
      <style:paragraph-properties fo:margin-left="0cm" fo:margin-right="0cm" fo:text-indent="0cm" style:auto-text-indent="false"/>
      <style:text-properties fo:font-style="normal" officeooo:rsid="001008aa" officeooo:paragraph-rsid="0011d639" style:font-style-asian="normal" style:font-style-complex="normal"/>
    </style:style>
    <style:style style:name="P42" style:family="paragraph" style:parent-style-name="Standard">
      <style:paragraph-properties fo:margin-left="0cm" fo:margin-right="0cm" fo:text-indent="0cm" style:auto-text-indent="false"/>
      <style:text-properties fo:font-style="normal" officeooo:rsid="0011d639" officeooo:paragraph-rsid="0011d639" style:font-style-asian="normal" style:font-style-complex="normal"/>
    </style:style>
    <style:style style:name="P43" style:family="paragraph" style:parent-style-name="Standard">
      <style:paragraph-properties fo:margin-left="0cm" fo:margin-right="0cm" fo:text-align="justify" style:justify-single-word="false" fo:text-indent="0cm" style:auto-text-indent="false"/>
      <style:text-properties fo:font-style="normal" fo:font-weight="normal" officeooo:rsid="0014425e" officeooo:paragraph-rsid="0014425e" style:font-style-asian="normal" style:font-weight-asian="normal" style:font-style-complex="normal" style:font-weight-complex="normal"/>
    </style:style>
    <style:style style:name="P44" style:family="paragraph" style:parent-style-name="Standard">
      <style:paragraph-properties fo:margin-left="0cm" fo:margin-right="0cm" fo:text-align="justify" style:justify-single-word="false" fo:text-indent="0cm" style:auto-text-indent="false"/>
      <style:text-properties fo:font-style="normal" fo:font-weight="normal" officeooo:rsid="00161029" officeooo:paragraph-rsid="00161029" style:font-style-asian="normal" style:font-weight-asian="normal" style:font-style-complex="normal" style:font-weight-complex="normal"/>
    </style:style>
    <style:style style:name="P45" style:family="paragraph" style:parent-style-name="Standard">
      <style:paragraph-properties fo:margin-left="0cm" fo:margin-right="0cm" fo:text-align="justify" style:justify-single-word="false" fo:text-indent="0cm" style:auto-text-indent="false"/>
      <style:text-properties officeooo:rsid="0014359c" officeooo:paragraph-rsid="0014359c"/>
    </style:style>
    <style:style style:name="P46" style:family="paragraph" style:parent-style-name="Standard">
      <style:paragraph-properties fo:margin-left="0cm" fo:margin-right="0cm" fo:text-align="justify" style:justify-single-word="false" fo:text-indent="0cm" style:auto-text-indent="false"/>
      <style:text-properties officeooo:rsid="0014425e" officeooo:paragraph-rsid="0014425e"/>
    </style:style>
    <style:style style:name="P47" style:family="paragraph" style:parent-style-name="Standard">
      <style:paragraph-properties fo:margin-left="0cm" fo:margin-right="0cm" fo:text-align="justify" style:justify-single-word="false" fo:text-indent="0cm" style:auto-text-indent="false"/>
      <style:text-properties officeooo:rsid="00161029" officeooo:paragraph-rsid="00161029"/>
    </style:style>
    <style:style style:name="P48" style:family="paragraph" style:parent-style-name="Table_20_Contents">
      <style:paragraph-properties fo:text-align="justify" style:justify-single-word="false"/>
    </style:style>
    <style:style style:name="P49" style:family="paragraph" style:parent-style-name="Standard">
      <style:paragraph-properties fo:margin-left="0cm" fo:margin-right="0cm" fo:text-align="justify" style:justify-single-word="false" fo:text-indent="0cm" style:auto-text-indent="false"/>
      <style:text-properties fo:font-weight="normal" officeooo:rsid="0014425e" officeooo:paragraph-rsid="0014359c" style:font-weight-asian="normal" style:font-weight-complex="normal"/>
    </style:style>
    <style:style style:name="P50" style:family="paragraph" style:parent-style-name="Standard">
      <style:paragraph-properties fo:margin-left="0cm" fo:margin-right="0cm" fo:text-align="justify" style:justify-single-word="false" fo:text-indent="0cm" style:auto-text-indent="false"/>
      <style:text-properties fo:font-weight="normal" officeooo:rsid="00161029" officeooo:paragraph-rsid="00161029" style:font-weight-asian="normal" style:font-weight-complex="normal"/>
    </style:style>
    <style:style style:name="P51" style:family="paragraph" style:parent-style-name="Footnote">
      <style:text-properties officeooo:rsid="001ac3e0" officeooo:paragraph-rsid="001ac3e0"/>
    </style:style>
    <style:style style:name="P52" style:family="paragraph" style:parent-style-name="Footnote">
      <style:text-properties officeooo:rsid="001b712c" officeooo:paragraph-rsid="001b712c"/>
    </style:style>
    <style:style style:name="P53" style:family="paragraph" style:parent-style-name="Standard">
      <style:paragraph-properties fo:margin-left="0cm" fo:margin-right="0cm" fo:text-align="justify" style:justify-single-word="false" fo:text-indent="0cm" style:auto-text-indent="false"/>
      <style:text-properties fo:font-style="italic" fo:font-weight="normal" officeooo:rsid="0016b0d0" officeooo:paragraph-rsid="00161029" style:font-style-asian="italic" style:font-weight-asian="normal" style:font-style-complex="italic" style:font-weight-complex="normal"/>
    </style:style>
    <style:style style:name="P54" style:family="paragraph" style:parent-style-name="Standard">
      <style:paragraph-properties fo:margin-left="0cm" fo:margin-right="0cm" fo:text-align="justify" style:justify-single-word="false" fo:text-indent="0cm" style:auto-text-indent="false"/>
      <style:text-properties fo:font-style="normal" fo:font-weight="normal" officeooo:rsid="0019c391" officeooo:paragraph-rsid="0019c391" style:font-style-asian="normal" style:font-weight-asian="normal" style:font-style-complex="normal" style:font-weight-complex="normal"/>
    </style:style>
    <style:style style:name="P55" style:family="paragraph" style:parent-style-name="Standard">
      <style:paragraph-properties fo:margin-left="0cm" fo:margin-right="0cm" fo:text-align="justify" style:justify-single-word="false" fo:text-indent="0cm" style:auto-text-indent="false"/>
      <style:text-properties fo:font-style="normal" fo:font-weight="normal" officeooo:rsid="001ac3e0" officeooo:paragraph-rsid="001ac3e0" style:font-style-asian="normal" style:font-weight-asian="normal" style:font-style-complex="normal" style:font-weight-complex="normal"/>
    </style:style>
    <style:style style:name="P56" style:family="paragraph" style:parent-style-name="Standard">
      <style:paragraph-properties fo:margin-left="0cm" fo:margin-right="0cm" fo:text-align="end" style:justify-single-word="false" fo:text-indent="0cm" style:auto-text-indent="false"/>
      <style:text-properties fo:font-style="normal" fo:font-weight="normal" officeooo:rsid="001ac3e0" officeooo:paragraph-rsid="001ac3e0" style:font-style-asian="normal" style:font-weight-asian="normal" style:font-style-complex="normal" style:font-weight-complex="normal"/>
    </style:style>
    <style:style style:name="P57" style:family="paragraph" style:parent-style-name="Standard">
      <style:paragraph-properties fo:margin-left="0cm" fo:margin-right="0cm" fo:text-align="justify" style:justify-single-word="false" fo:text-indent="0cm" style:auto-text-indent="false"/>
      <style:text-properties fo:font-style="normal" fo:font-weight="normal" officeooo:rsid="001b712c" officeooo:paragraph-rsid="001b712c" style:font-style-asian="normal" style:font-weight-asian="normal" style:font-style-complex="normal" style:font-weight-complex="normal"/>
    </style:style>
    <style:style style:name="P58" style:family="paragraph" style:parent-style-name="Standard">
      <style:paragraph-properties fo:margin-left="0cm" fo:margin-right="0cm" fo:text-align="justify" style:justify-single-word="false" fo:text-indent="0cm" style:auto-text-indent="false" fo:break-before="page"/>
      <style:text-properties fo:font-style="normal" fo:font-weight="bold" officeooo:rsid="0019c391" officeooo:paragraph-rsid="0019c391" style:font-style-asian="normal" style:font-weight-asian="bold" style:font-style-complex="normal" style:font-weight-complex="bold"/>
    </style:style>
    <style:style style:name="P59" style:family="paragraph" style:parent-style-name="Table_20_Contents">
      <style:paragraph-properties fo:text-align="justify" style:justify-single-word="false"/>
    </style:style>
    <style:style style:name="T1" style:family="text">
      <style:text-properties officeooo:rsid="00104118"/>
    </style:style>
    <style:style style:name="T2" style:family="text">
      <style:text-properties fo:font-weight="bold" style:font-weight-asian="bold" style:font-weight-complex="bold"/>
    </style:style>
    <style:style style:name="T3" style:family="text">
      <style:text-properties fo:font-weight="bold" officeooo:rsid="00104118" style:font-weight-asian="bold" style:font-weight-complex="bold"/>
    </style:style>
    <style:style style:name="T4" style:family="text">
      <style:text-properties fo:font-weight="bold" officeooo:rsid="000bf2b4" style:font-weight-asian="bold" style:font-weight-complex="bold"/>
    </style:style>
    <style:style style:name="T5" style:family="text">
      <style:text-properties fo:font-weight="bold" officeooo:rsid="0014425e" style:font-weight-asian="bold" style:font-weight-complex="bold"/>
    </style:style>
    <style:style style:name="T6" style:family="text">
      <style:text-properties fo:font-weight="bold" officeooo:rsid="001ac3e0" style:font-weight-asian="bold" style:font-weight-complex="bold"/>
    </style:style>
    <style:style style:name="T7" style:family="text">
      <style:text-properties officeooo:rsid="000bf2b4"/>
    </style:style>
    <style:style style:name="T8" style:family="text">
      <style:text-properties fo:font-weight="normal" style:font-weight-asian="normal" style:font-weight-complex="normal"/>
    </style:style>
    <style:style style:name="T9" style:family="text">
      <style:text-properties fo:font-weight="normal" officeooo:rsid="00104118" style:font-weight-asian="normal" style:font-weight-complex="normal"/>
    </style:style>
    <style:style style:name="T10" style:family="text">
      <style:text-properties fo:font-weight="normal" officeooo:rsid="000bf2b4" style:font-weight-asian="normal" style:font-weight-complex="normal"/>
    </style:style>
    <style:style style:name="T11" style:family="text">
      <style:text-properties fo:font-weight="normal" officeooo:rsid="0014425e" style:font-weight-asian="normal" style:font-weight-complex="normal"/>
    </style:style>
    <style:style style:name="T12" style:family="text">
      <style:text-properties fo:font-weight="normal" officeooo:rsid="0016b0d0"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officeooo:rsid="001166a7"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1166a7" style:font-style-asian="normal" style:font-style-complex="normal"/>
    </style:style>
    <style:style style:name="T18" style:family="text">
      <style:text-properties fo:font-style="normal" officeooo:rsid="00105a73" style:font-style-asian="normal" style:font-style-complex="normal"/>
    </style:style>
    <style:style style:name="T19" style:family="text">
      <style:text-properties fo:font-style="normal" officeooo:rsid="0011d639"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bold" officeooo:rsid="001166a7"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officeooo:rsid="00105a73"/>
    </style:style>
    <style:style style:name="T24" style:family="text">
      <style:text-properties officeooo:rsid="0011d639"/>
    </style:style>
    <style:style style:name="T25" style:family="text">
      <style:text-properties officeooo:rsid="00129ffb"/>
    </style:style>
    <style:style style:name="T26" style:family="text">
      <style:text-properties officeooo:rsid="0014359c"/>
    </style:style>
    <style:style style:name="T27" style:family="text">
      <style:text-properties officeooo:rsid="0014425e"/>
    </style:style>
    <style:style style:name="T28" style:family="text">
      <style:text-properties officeooo:rsid="00161029"/>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officeooo:rsid="00178790"/>
    </style:style>
    <style:style style:name="T31" style:family="text">
      <style:text-properties officeooo:rsid="0018c400"/>
    </style:style>
    <style:style style:name="T32" style:family="text">
      <style:text-properties officeooo:rsid="001ac3e0"/>
    </style:style>
    <style:style style:name="T33" style:family="text">
      <style:text-properties officeooo:rsid="001d4a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L’autorité de la parole</text:p>
      <text:p text:style-name="P8"/>
      <text:p text:style-name="P8"/>
      <text:p text:style-name="P9"><text:span text:style-name="T26">Introduction :</text:span> Le concept d’autorité</text:p>
      <text:p text:style-name="P8"/>
      <text:p text:style-name="P8">A quelles personnes reconnaît-on une certaine autorité ?</text:p>
      <table:table table:name="Tableau1" table:style-name="Tableau1">
        <table:table-column table:style-name="Tableau1.A"/>
        <table:table-row table:style-name="TableLine1806966723488">
          <table:table-cell table:style-name="Tableau1.A1" office:value-type="string">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8"/>
      <text:p text:style-name="P8">Qu’est-ce qui caractérise la parole des figures d’autorité ? Quel est leur pouvoir ?</text:p>
      <table:table table:name="Tableau2" table:style-name="Tableau2">
        <table:table-column table:style-name="Tableau2.A"/>
        <table:table-row table:style-name="TableLine1806966732736">
          <table:table-cell table:style-name="Tableau2.A1" office:value-type="string">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8"/>
      <text:p text:style-name="P15">=&gt; 3 caractéristiques de la notion d’autorité :</text:p>
      <text:p text:style-name="P13"><text:tab/>- suppose une <text:span text:style-name="T2">relation de supériorité </text:span>entre l’autorité et celui sur qui elle s’exerce</text:p>
      <text:p text:style-name="P14">- <text:span text:style-name="T1">ne peut fonctionner qu’à condition que cette supériorité soit </text:span><text:span text:style-name="T3">reconnue</text:span><text:span text:style-name="T1"> (→ suppose un certain </text:span><text:span text:style-name="T9">respect</text:span><text:span text:style-name="T1">). Un prof</text:span><text:span text:style-name="T7">esseur</text:span><text:span text:style-name="T1"> pour lequel je n’aurais aucun respect ne pourrait même plus exercer sa fonction de prof</text:span><text:span text:style-name="T7">esseur</text:span><text:span text:style-name="T1">, puisque aucun poids particulier ne serait accordé à sa parole</text:span></text:p>
      <text:p text:style-name="P14">- Cette supériorité se fonde sur le fait que je reconnais la parole de la figure d’autorité comme une <text:span text:style-name="T2">parole de vérité </text:span><text:span text:style-name="T10">(→ implique une relation de </text:span><text:span text:style-name="T4">confiance</text:span><text:span text:style-name="T10"> à l’autorité)</text:span></text:p>
      <text:p text:style-name="P12"/>
      <text:p text:style-name="P16">Une notion paradoxale : est à la fois <text:span text:style-name="T2">nécessaire</text:span> et <text:span text:style-name="T2">dangereuse</text:span>.</text:p>
      <text:p text:style-name="P17">- Pourquoi l’autorité est-elle <text:span text:style-name="T2">nécessaire</text:span> pour notre existence sociale ? Imaginez un monde dans lequel vous ne reconnaissez <text:span text:style-name="T13">aucune </text:span><text:span text:style-name="T16">autorité.</text:span></text:p>
      <table:table table:name="Tableau3" table:style-name="Tableau3">
        <table:table-column table:style-name="Tableau3.A"/>
        <table:table-row table:style-name="TableLine1806966734368">
          <table:table-cell table:style-name="Tableau3.A1" office:value-type="string">
            <text:p text:style-name="Table_20_Contents"/>
            <text:p text:style-name="Table_20_Contents"/>
            <text:p text:style-name="Table_20_Contents"/>
            <text:p text:style-name="Table_20_Contents"/>
            <text:p text:style-name="Table_20_Contents"/>
          </table:table-cell>
        </table:table-row>
      </table:table>
      <text:p text:style-name="P34"/>
      <text:p text:style-name="P17"><text:span text:style-name="T16">- En quoi le fait qu’un individu exerce une autorité sur vous peut-il être </text:span><text:span text:style-name="T20">dangereux </text:span><text:span text:style-name="T16">?</text:span></text:p>
      <table:table table:name="Tableau4" table:style-name="Tableau4">
        <table:table-column table:style-name="Tableau4.A"/>
        <table:table-row table:style-name="TableLine1806966733552">
          <table:table-cell table:style-name="Tableau4.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6"/>
      <text:p text:style-name="P10">I. L’autorité de la parole divine</text:p>
      <text:p text:style-name="P19"/>
      <text:p text:style-name="P2"><text:tab/>Commençons par invoquer les Muses de l'Hélicon, les Muses qui, habitant cette grande et céleste montagne, dansent d'un pas léger autour de la noire fontaine et de l'autel du puissant fils de Saturne, et baignant leurs membres délicats dans les ondes du Permesse, de l'Hippocrène et du divin Olmius, forment sur la plus haute cime de l'Hélicon des choeurs admirables et gracieux. Lorsque le sol a frémi sous leurs pieds bondissants, dans leur pieuse ardeur, enveloppées d'un épais nuage, elles se promènent durant la nuit et font entendre leur belle voix en célébrant Jupiter armé de l'égide, l'auguste Junon d'Argos, qui marche avec des brodequins d'or, la fille de Jupiter, Minerve aux yeux bleus, Phébus-Apollon, Diane chasseresse, Neptune, qui entoure et ébranle la terre, la vénérable Thémis, Vénus à la paupière noire, Hébé à la couronne d'or, la belle Dioné, l'Aurore, le grand Soleil, la Lune splendide, Latone, Japet, l’astucieux Saturne, la Terre, le vaste Océan et la Nuit ténébreuse , enfin la race sacrée de tous les autres dieux immortels. Jadis elles enseignèrent à Hésiode d'harmonieux accords, tandis qu'il faisait paître ses agneaux au pied du céleste Hélicon. Ces Muses de l'Olympe, ces filles de Jupiter, maître de l'égide, m'adressèrent ce langage pour la première fois :</text:p>
      <text:p text:style-name="P2">"Vils pasteurs, opprobre des campagnes, vous qui ne vivez que pour l'intempérance, nous savons inventer beaucoup de mensonges semblables à la vérité ; mais nous savons aussi dire ce qui est vrai, quand tel est notre désir."</text:p>
      <text:p text:style-name="P2"><text:tab/>Ainsi parlèrent les éloquentes filles du grand Jupiter, et elles me remirent pour sceptre un rameau de vert laurier superbe à cueillir ; puis, m'inspirant un divin langage pour me faire chanter le passé et l'avenir, elles m'ordonnèrent de célébrer l'origine des bienheureux Immortels et de les choisir toujours elles-mêmes pour objet de mes premiers et de mes derniers chants. Mais pourquoi m'arrêter ainsi autour du chêne ou du rocher ?</text:p>
      <text:p text:style-name="P2"><text:tab/>Célébrons d'abord les Muses qui, dans l’Olympe, charment la grande âme de Jupiter et marient leurs accords en chantant les choses passées, présentes et futures.</text:p>
      <text:p text:style-name="P3">Hésiode, <text:span text:style-name="T13">La Théogonie</text:span><text:span text:style-name="T16">, début</text:span></text:p>
      <text:p text:style-name="P4"/>
      <text:p text:style-name="P4">Muses de la Piérie , ô vous dont les chants immortalisent ! Venez, célébrez votre père, de qui descendent à la fois tous les hommes obscurs ou fameux, le grand Jupiter, qui leur accorde à son gré la honte ou la gloire, les élève aisément ou aisément les renverse, affaiblit le puissant et fortifie le faible, corrige le méchant et humilie le superbe, Jupiter qui tonne dans les cieux et réside sur les plus hauts sommets de l'Olympe. Dieu puissant qui entends et vois tout, écoute : dirige vers l'équité les jugements des mortels. Pour moi, puissé-je faire entendre à Persès le langage de la vérité !</text:p>
      <text:p text:style-name="P5">Hésiode, <text:span text:style-name="T13">Les travaux et les jours</text:span><text:span text:style-name="T16">, début</text:span></text:p>
      <text:p text:style-name="P4"/>
      <text:p text:style-name="P4">Conte-moi, Muse, l'homme aux mille tours qui erra longtemps sans répit après avoir pillé la citadelle sacrée de Troie. Il vit des milliers d'hommes, visita leurs cités et connut leur esprit. Il endura mille souffrances sur la mer en luttant pour sa survie et le retour de ses compagnons.</text:p>
      <text:p text:style-name="P3">Homère, <text:span text:style-name="T13">Odyssée</text:span><text:span text:style-name="T16">, début</text:span></text:p>
      <text:p text:style-name="P7"/>
      <text:p text:style-name="P7">Chante, déesse, la colère d’Achille, le fils de Pélée; détestable colère, qui aux Achéens valut des souffrances sans nombre et jeta en pâture à Hadès tant d’âmes fières de héros, tandis que de ces héros mêmes elle faisait la proie des chiens et de tous les oiseaux du ciel – pour l’achèvement du dessein de Zeus. Pars du jour où une querelle tout d’abord divisa le fils d’Atrée, protecteur de son peuple, et le divin Achille.</text:p>
      <text:p text:style-name="P3"><text:span text:style-name="T16">Homère, </text:span><text:span text:style-name="T13">Iliade</text:span><text:span text:style-name="T16">, début</text:span></text:p>
      <text:p text:style-name="P35"/>
      <text:p text:style-name="P36">Dans ces ouvertures, à qui demande-on de parler ? Qui parle ?</text:p>
      <table:table table:name="Tableau5" table:style-name="Tableau5">
        <table:table-column table:style-name="Tableau5.A"/>
        <table:table-row table:style-name="TableLine1806966734096">
          <table:table-cell table:style-name="Tableau5.A1" office:value-type="string">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7"><text:soft-page-break/>Les Muses sont, dans la mythologie grecque, les filles de Zeus et de Mnémosyne, déesse de la mémoire. Elles sont au nombre de neuf, et chaque Muse est associée à un art différent :</text:p>
      <text:p text:style-name="P38">- Erato veille sur la poésie lyrique</text:p>
      <text:p text:style-name="P38">- Euterpe sur la musique</text:p>
      <text:p text:style-name="P21"><text:span text:style-name="T17">- </text:span><text:span text:style-name="T16">Thalie sur la comédie</text:span><text:span text:style-name="T17">, </text:span><text:span text:style-name="T14">etc</text:span><text:span text:style-name="T17">.</text:span></text:p>
      <text:p text:style-name="P20"><text:span text:style-name="T17">La fonction de la Muse est d’</text:span><text:span text:style-name="T21">inspirer</text:span><text:span text:style-name="T17"> les artistes.</text:span></text:p>
      <text:p text:style-name="P37"/>
      <text:p text:style-name="P22"><text:span text:style-name="T17">Q</text:span><text:span text:style-name="T16">u’est-ce que ça veut dire, « être inspiré » ? Peut-on forcer l’inspiration à venir ?</text:span></text:p>
      <table:table table:name="Tableau6" table:style-name="Tableau6">
        <table:table-column table:style-name="Tableau6.A"/>
        <table:table-row table:style-name="TableLine1806966734640">
          <table:table-cell table:style-name="Tableau6.A1" office:value-type="string">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40"/>
      <text:p text:style-name="P42">A quel concept s’oppose l’inspiration ? (demandez-vous si un boulanger a besoin d’être « inspiré » pour produire son pain)</text:p>
      <table:table table:name="Tableau10" table:style-name="Tableau10">
        <table:table-column table:style-name="Tableau10.A"/>
        <table:table-row table:style-name="TableLine1806966725664">
          <table:table-cell table:style-name="Tableau10.A1" office:value-type="string">
            <text:p text:style-name="Table_20_Contents"/>
            <text:p text:style-name="Table_20_Contents"/>
            <text:p text:style-name="Table_20_Contents"/>
            <text:p text:style-name="Table_20_Contents"/>
            <text:p text:style-name="Table_20_Contents"/>
          </table:table-cell>
        </table:table-row>
      </table:table>
      <text:p text:style-name="P41"/>
      <text:p text:style-name="P24">Un artiste peut-il expliquer à n’importe qui comment produire une œuvre d’art ?</text:p>
      <table:table table:name="Tableau7" table:style-name="Tableau7">
        <table:table-column table:style-name="Tableau7.A"/>
        <table:table-row table:style-name="TableLine1806966750960">
          <table:table-cell table:style-name="Tableau7.A1" office:value-type="string">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4"/>
      <text:p text:style-name="P23"><text:span text:style-name="T16">→ </text:span><text:span text:style-name="T18">L</text:span><text:span text:style-name="T16">’artiste ne crée pas </text:span><text:span text:style-name="T18">seulement </text:span><text:span text:style-name="T16">en vertu d’un certain savoir, d’une technique, ou d’une maîtrise, </text:span><text:span text:style-name="T18">Ce qui donne de la beauté à ses œuvres, c’est </text:span><text:span text:style-name="T16">justement l’inspiration.</text:span></text:p>
      <text:p text:style-name="P39"/>
      <text:p text:style-name="P26"><text:span text:style-name="T23">La t</text:span>hèse de l’inspiration permet d’expliquer deux mystères :</text:p>
      <text:p text:style-name="P27">- le mystère de la <text:span text:style-name="T2">création artistique</text:span>.</text:p>
      <table:table table:name="Tableau8" table:style-name="Tableau8">
        <table:table-column table:style-name="Tableau8.A"/>
        <table:table-row table:style-name="TableLine1806966749056">
          <table:table-cell table:style-name="Tableau8.A1" office:value-type="string">
            <text:p text:style-name="Table_20_Contents"/>
            <text:p text:style-name="Table_20_Contents"/>
            <text:p text:style-name="Table_20_Contents"/>
            <text:p text:style-name="Table_20_Contents"/>
            <text:p text:style-name="Table_20_Contents"/>
          </table:table-cell>
        </table:table-row>
      </table:table>
      <text:p text:style-name="P27"/>
      <text:p text:style-name="P27">- le mystère de la <text:span text:style-name="T2">réception </text:span>de l’œuvre d’art.</text:p>
      <table:table table:name="Tableau9" table:style-name="Tableau9">
        <table:table-column table:style-name="Tableau9.A"/>
        <table:table-row table:style-name="TableLine1806966748512">
          <table:table-cell table:style-name="Tableau9.A1" office:value-type="string">
            <text:p text:style-name="Table_20_Contents"/>
            <text:p text:style-name="Table_20_Contents"/>
            <text:p text:style-name="Table_20_Contents"/>
            <text:p text:style-name="Table_20_Contents"/>
            <text:p text:style-name="Table_20_Contents"/>
          </table:table-cell>
        </table:table-row>
      </table:table>
      <text:p text:style-name="P25"><text:soft-page-break/>Dans la création artistique aussi bien que dans la réception de l’œuvre, le sujet fait l’expérience d’une force plus grande que lui : on a l’expérience d’une <text:span text:style-name="T2">dépossession</text:span>, on n’est plus vraiment en maîtrise de soi. → cette force qui nous dépasse : d’origine divine ?</text:p>
      <text:p text:style-name="P26"/>
      <text:p text:style-name="P26">→ <text:span text:style-name="T23">Pour les Grecs, l</text:span>’inspiration : <text:span text:style-name="T23">la manifestation d’un contact</text:span> entre un dieu et le poète.</text:p>
      <text:p text:style-name="P26"/>
      <text:p text:style-name="P6">Il existe chez toi une faculté de bien parler de Homère, qui n'est pas un<text:span text:style-name="T24">e technique</text:span>, au sens où je le disais à l'instant, mais une puissance divine qui te meut et qui ressemble à <text:span text:style-name="T24">[la</text:span> <text:span text:style-name="T24">p</text:span>ierre <text:span text:style-name="T24">m</text:span>agnétique<text:span text:style-name="T24">]</text:span>. Cette pierre non seulement attire les anneaux de fer eux-mêmes, mais encore leur communique la force, si bien qu'ils ont la même puissance que la pierre, celle d'attirer d'autres anneaux ; en sorte que parfois des anneaux de fer en très longue chaîne sont suspendus les uns aux autres ; mais leur force à tous dépend de cette pierre. Ainsi la Muse crée-t-elle des inspirés et, par l'intermédiaire de ces inspirés, une foule d'enthousiastes se rattachent à elle. Car tous les poètes épiques disent tous leurs beaux poèmes non en vertu d'un art, mais parce qu'ils sont inspirés et possédés, et il en est de même pour les bons poètes lyriques.</text:p>
      <text:p text:style-name="P1"><text:span text:style-name="T14">Ion</text:span><text:span text:style-name="T17">, Platon, 533d</text:span></text:p>
      <text:p text:style-name="Standard"><text:span text:style-name="T17">U</text:span><text:span text:style-name="T19">tili</text:span>sez ce texte pour représenter les différents anneaux de fer dont parle Socrate :</text:p>
      <text:p text:style-name="P29">- l’auditeur</text:p>
      <text:p text:style-name="P31">- La <text:span text:style-name="T24">Muse</text:span></text:p>
      <text:p text:style-name="P31">- <text:span text:style-name="T24">Le rhapsode (celui qui chante et raconte le poème)</text:span></text:p>
      <text:p text:style-name="P31">- <text:span text:style-name="T24">Le poète (celui qui compose le poème)</text:span></text:p>
      <text:p text:style-name="P31"/>
      <table:table table:name="Tableau11" table:style-name="Tableau11">
        <table:table-column table:style-name="Tableau11.A"/>
        <table:table-row table:style-name="TableLine1806966748240">
          <table:table-cell table:style-name="Tableau11.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2"/>
      <text:p text:style-name="P30">Par conséquent, qu’est-ce qu’il s’agit de demander aux Muses, dans les ouvertures étudiées ci-dessus ?</text:p>
      <table:table table:name="Tableau12" table:style-name="Tableau12">
        <table:table-column table:style-name="Tableau12.A"/>
        <table:table-row table:style-name="TableLine1806966749328">
          <table:table-cell table:style-name="Tableau12.A1" office:value-type="string">
            <text:p text:style-name="Table_20_Contents"/>
            <text:p text:style-name="Table_20_Contents"/>
            <text:p text:style-name="Table_20_Contents"/>
            <text:p text:style-name="Table_20_Contents"/>
            <text:p text:style-name="Table_20_Contents"/>
          </table:table-cell>
        </table:table-row>
      </table:table>
      <text:p text:style-name="P28"/>
      <text:p text:style-name="P33">Comment le poète grec <text:span text:style-name="T25">(et le prophète)</text:span> doit-il se mettre en scène, pour affirmer l’autorité de sa parole ?</text:p>
      <table:table table:name="Tableau13" table:style-name="Tableau13">
        <table:table-column table:style-name="Tableau13.A"/>
        <table:table-row table:style-name="TableLine1806966751232">
          <table:table-cell table:style-name="Tableau13.A1" office:value-type="string">
            <text:p text:style-name="Table_20_Contents"/>
            <text:p text:style-name="Table_20_Contents"/>
            <text:p text:style-name="Table_20_Contents"/>
            <text:p text:style-name="Table_20_Contents"/>
          </table:table-cell>
        </table:table-row>
      </table:table>
      <text:p text:style-name="P33"/>
      <text:p text:style-name="P11">I<text:span text:style-name="T26">I. L’autorité de la parole politique</text:span></text:p>
      <text:p text:style-name="P33"/>
      <text:p text:style-name="P45">La parole poétique et religieuse reposait sur une<text:span text:style-name="T2"> relation verticale</text:span> entre l’orateur et l’auditeur : l’orateur se situe au-dessus de l’auditeur, non parce qu’il lui est intrinsèquement supérieur, mais parce qu’il est possédé par un être supérieur.</text:p>
      <text:p text:style-name="P45"/>
      <text:p text:style-name="P45">- Cette relation verticale peut se retrouver dans la parole politique : la parole politique, c’est d’abord l<text:span text:style-name="T27">a capacité à incarner l’autorité de l’État, quand on est un responsable politique. Ce</text:span><text:span text:style-name="T31">tte parole suppose l’usage de</text:span><text:span text:style-name="T27"> </text:span><text:span text:style-name="T5">rites </text:span><text:span text:style-name="T11">et de </text:span><text:span text:style-name="T5">symboles.</text:span></text:p>
      <text:p text:style-name="P49"/>
      <text:p text:style-name="P47"><text:span text:style-name="T29">Exercice :</text:span><text:span text:style-name="T8"> </text:span><text:span text:style-name="T11">D</text:span><text:span text:style-name="T8">ans la vidéo des vœux 2023 d’Emmanuel Macron, relevez l’ensemble des éléments </text:span><text:span text:style-name="T12">de mise en scène</text:span><text:span text:style-name="T8"> qui visent à donner de l’impact à sa parole.</text:span></text:p>
      <table:table table:name="Tableau14" table:style-name="Tableau14">
        <table:table-column table:style-name="Tableau14.A"/>
        <table:table-row table:style-name="TableLine1806966744704">
          <table:table-cell table:style-name="Tableau14.A1" office:value-type="string">
            <text:p text:style-name="P48"/>
            <text:p text:style-name="P48"/>
            <text:p text:style-name="P48"/>
            <text:p text:style-name="P48"/>
            <text:p text:style-name="P48"/>
          </table:table-cell>
        </table:table-row>
      </table:table>
      <text:p text:style-name="P50"/>
      <text:p text:style-name="P50"><text:span text:style-name="T31">Dans un tribunal, pourquoi les magistrats portent-ils des robes ?</text:span> </text:p>
      <table:table table:name="Tableau17" table:style-name="Tableau17">
        <table:table-column table:style-name="Tableau17.A"/>
        <table:table-row table:style-name="TableLine1806966752320">
          <table:table-cell table:style-name="Tableau17.A1" office:value-type="string">
            <text:p text:style-name="P48"/>
            <text:p text:style-name="P48"/>
            <text:p text:style-name="P48"/>
            <text:p text:style-name="P48"/>
            <text:p text:style-name="P48"/>
            <text:p text:style-name="P48"/>
          </table:table-cell>
        </table:table-row>
      </table:table>
      <text:p text:style-name="P50"/>
      <text:p text:style-name="P45"/>
      <text:p text:style-name="P46">- Mais dans <text:span text:style-name="T28">certains cas</text:span>, la parole politique repose aussi sur une <text:span text:style-name="T2">relation horizontale</text:span><text:span text:style-name="T8"> entre l’orateur et l’auditeur : l’orateur veut </text:span><text:span text:style-name="T15">parler pour </text:span><text:span text:style-name="T22">l’auditeur, et exprimer sa voix ! Cela implique qu’une parole en représente l’autre, et qu’elles soient en un sens au même niveau.</text:span></text:p>
      <text:p text:style-name="P43"/>
      <text:p text:style-name="P47"><text:span text:style-name="T22">Trouvez des exemples de situations dans lesquelles l’orateur entend </text:span><text:span text:style-name="T15">parler pour </text:span><text:span text:style-name="T22">l’auditeur.</text:span></text:p>
      <table:table table:name="Tableau15" table:style-name="Tableau15">
        <table:table-column table:style-name="Tableau15.A"/>
        <table:table-row table:style-name="TableLine1806966750416">
          <table:table-cell table:style-name="Tableau15.A1" office:value-type="string">
            <text:p text:style-name="P48"/>
            <text:p text:style-name="P48"/>
            <text:p text:style-name="P48"/>
            <text:p text:style-name="P48"/>
            <text:p text:style-name="P48"/>
            <text:p text:style-name="P48"/>
          </table:table-cell>
        </table:table-row>
      </table:table>
      <text:p text:style-name="P44"/>
      <text:p text:style-name="P44">Dans ces situations, <text:span text:style-name="T30">comment</text:span> l’orateur <text:span text:style-name="T30">peut-il faire concrètement pour </text:span>donner l’impression qu’il représente <text:span text:style-name="T30">effectivement </text:span>son auditeur ?</text:p>
      <table:table table:name="Tableau16" table:style-name="Tableau16">
        <table:table-column table:style-name="Tableau16.A"/>
        <table:table-row table:style-name="TableLine1806966740624">
          <table:table-cell table:style-name="Tableau16.A1" office:value-type="string">
            <text:p text:style-name="P48"/>
            <text:p text:style-name="P48"/>
            <text:p text:style-name="P48"/>
            <text:p text:style-name="P48"/>
            <text:p text:style-name="P48"/>
            <text:p text:style-name="P48"/>
            <text:p text:style-name="P48"/>
          </table:table-cell>
        </table:table-row>
      </table:table>
      <text:p text:style-name="P53"/>
      <text:p text:style-name="P58">III. L’autorité du savant</text:p>
      <text:p text:style-name="P54"/>
      <text:p text:style-name="P54">L’autorité religieuse s’appuie sur la supériorité du divin. L’autorité politique s’appuie sur une supériorité institutionnelle et/ou charismatique. Il existe une troisième forme fondamentale d’autorité : l’autorité, c’est aussi l’autorité de celui auquel on reconnaît une certaine <text:span text:style-name="T2">compétence</text:span>, <text:span text:style-name="T32">c’est </text:span><text:span text:style-name="T6">l’autorité du savant</text:span><text:span text:style-name="T32">.</text:span></text:p>
      <text:p text:style-name="P54"/>
      <text:p text:style-name="P55">La pensée scolastique reposait ainsi largement sur l’autorité d’Aristote. La modernité commence justement à partir du moment où cette autorité commence à se fragiliser. Voici un texte de Galilée qui met en scène un penseur scolastique : trouvez les bons mots pour chaque expression.</text:p>
      <text:p text:style-name="P55"/>
      <text:p text:style-name="P55">« Vous venez de me rappeler une histoire <text:span text:style-name="T2">[magnifique / magique] </text:span>dont nous fûmes témoins il y a plusieurs années, moi et quelques uns de mes amis dont je pourrais encore vous donner les noms. […] Je me trouvais un jour dans la maison d’un <text:span text:style-name="T2">[malade / médecin] </text:span>vénitien fort réputé, où les gens venaient fréquemment, pour des raisons d’étude autant que par curiosité, pour voir comment un anatomiste véritablement<text:span text:style-name="T2"> [ignorant / savant]</text:span>, soigneux et adroit effectuait une autopsie. Il se trouva ce jour-là qu’on cherchait l’origine et le point de départ du nerf qui est un célèbre sujet de querelle entre les<text:span text:style-name="T2"> [malades / médecins] </text:span>de l’école de Galien<text:note text:id="ftn1" text:note-class="footnote"><text:note-citation>1</text:note-citation><text:note-body><text:p text:style-name="P52">Galien est un médecin grec de l’Antiquité, qui met l’accent autant sur le raisonnement que sur l’expérience</text:p></text:note-body></text:note> et les péripatéticiens<text:note text:id="ftn0" text:note-class="footnote"><text:note-citation>2</text:note-citation><text:note-body><text:p text:style-name="P51">Les péripatéticiens : les partisans d’Aristote</text:p></text:note-body></text:note>. Lorsque l’anatomiste eut montré comment le principal faisceau de nerfs partant du <text:span text:style-name="T2">[cerveau / bassins]</text:span>, descend le long du cou, s’étend à travers la colonne vertébrale et se ramifie dans tout le corps, et comment un mince filet nerveux – pas plus gros qu’un fil – parvient jusqu’au cœur, il se retourna vers un noble spectateur qu’il savait être<text:span text:style-name="T2"> [péripatéticien / platonicien]</text:span> et en l’honneur de qui il avait dénudé et montré le nerf avec un soin tout particulier, pour lui demander s’il était satisfait et convaincu que les nerfs prenaient leur origine dans le cerveau et non dans le cœur. Sur quoi notre philosophe réfléchit un moment, puis répondit : Vous m’avez montré tout cela d’une façon si claire, si évidente – n’était le texte <text:span text:style-name="T2">[d’Aristote / de Galien]</text:span> où il est<text:span text:style-name="T2"> [nettement / obscurément]</text:span> dit que l’origine des nerfs se trouve dans le cœur, je me verrais contraint d’admettre que vous avez <text:span text:style-name="T2">[raison / tort]</text:span>. »</text:p>
      <text:p text:style-name="P56">Galilée, <text:span text:style-name="T13">Dialogue sur les deux systèmes du monde</text:span>, « Deuxième jour »</text:p>
      <text:p text:style-name="P55"/>
      <text:p text:style-name="P55"/>
      <text:p text:style-name="P57">Le portrait que fait Galilée du philosophe péripatéticien est particulièrement grinçant. Expliquez ce qu’il y a de risible dans son attitude.</text:p>
      <table:table table:name="Tableau18" table:style-name="Tableau18">
        <table:table-column table:style-name="Tableau18.A"/>
        <table:table-row table:style-name="TableLine1807053544224">
          <table:table-cell table:style-name="Tableau18.A1" office:value-type="string">
            <text:p text:style-name="P48"/>
            <text:p text:style-name="P48"/>
            <text:p text:style-name="P48"/>
            <text:p text:style-name="P48"/>
          </table:table-cell>
        </table:table-row>
      </table:table>
      <text:p text:style-name="P57"/>
      <text:p text:style-name="P57">P<text:span text:style-name="T33">ar contraste, peut-on dire ce qui définit une méthode scientifique légitime ?</text:span></text:p>
      <table:table table:name="Tableau19" table:style-name="Tableau19">
        <table:table-column table:style-name="Tableau19.A"/>
        <table:table-row table:style-name="TableLine1807053532256">
          <table:table-cell table:style-name="Tableau19.A1" office:value-type="string">
            <text:p text:style-name="P48"/>
            <text:p text:style-name="P48"/>
            <text:p text:style-name="P48"/>
            <text:p text:style-name="P48"/>
            <text:p text:style-name="P48"/>
            <text:p text:style-name="P48"/>
          </table:table-cell>
        </table:table-row>
      </table:table>
      <text:p text:style-name="P57"/>
      <text:p text:style-name="P57"><text:span text:style-name="T2">Question de réflexion : </text:span>Faut-il toujours faire confiance aux scientifique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035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04T21:58:00.881000000</meta:creation-date>
    <dc:title>Page vierge</dc:title>
    <meta:generator>LibreOffice/7.2.5.2$Windows_X86_64 LibreOffice_project/499f9727c189e6ef3471021d6132d4c694f357e5</meta:generator>
    <meta:editing-duration>P1DT3H58M40S</meta:editing-duration>
    <meta:editing-cycles>9</meta:editing-cycles>
    <dc:date>2023-06-01T22:10:35.923000000</dc:date>
    <meta:document-statistic meta:table-count="19" meta:image-count="0" meta:object-count="0" meta:page-count="6" meta:paragraph-count="65" meta:word-count="1857" meta:character-count="11217" meta:non-whitespace-character-count="9416"/>
    <meta:template xlink:type="simple" xlink:actuate="onRequest" xlink:title="Page vierge" xlink:href="../../../../../../AppData/Roaming/LibreOffice/4/user/template/Page%20vierge1.ott" meta:date="2023-05-04T21:58:00.696000000"/>
  </office:meta>
</office:document-meta>
</file>